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Test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Stepper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><text:span text:style-name="T15_1">step</text:span><text:span text:style-name="T15_2"><text:tab/></text:span><text:span text:style-name="T15_3">KEYWORD</text:span><text:span text:style-name="T15_4">2</text:span></text:p>
      <text:p text:style-name="P16"><text:span text:style-name="T16_1">setSpeed</text:span><text:span text:style-name="T16_2"><text:tab/></text:span><text:span text:style-name="T16_3">KEYWORD</text:span><text:span text:style-name="T16_4">2</text:span></text:p>
      <text:p text:style-name="P17"><text:span text:style-name="T17_1">version</text:span><text:span text:style-name="T17_2"><text:tab/></text:span><text:span text:style-name="T17_3">KEYWORD</text:span><text:span text:style-name="T17_4">2</text:span></text:p>
      <text:p text:style-name="P18"/>
      <text:p text:style-name="P19"><text:span text:style-name="T19_1">######################################</text:span></text:p>
      <text:p text:style-name="P20"><text:span text:style-name="T20_1">#<text:s/></text:span><text:span text:style-name="T20_2">Instances</text:span><text:span text:style-name="T20_3"><text:s/>(</text:span><text:span text:style-name="T20_4">KEYWORD</text:span><text:span text:style-name="T20_5">2)</text:span></text:p>
      <text:p text:style-name="P21"><text:span text:style-name="T21_1">#######################################</text:span></text:p>
      <text:p text:style-name="P22"><text:span text:style-name="T22_1">direction</text:span><text:span text:style-name="T22_2"><text:tab/></text:span><text:span text:style-name="T22_3">KEYWORD</text:span><text:span text:style-name="T22_4">2</text:span></text:p>
      <text:p text:style-name="P23"><text:span text:style-name="T23_1">speed</text:span><text:span text:style-name="T23_2"><text:tab/></text:span><text:span text:style-name="T23_3">KEYWORD</text:span><text:span text:style-name="T23_4">2</text:span></text:p>
      <text:p text:style-name="P24"/>
      <text:p text:style-name="P25"/>
      <text:p text:style-name="P26"><text:span text:style-name="T26_1">#######################################</text:span></text:p>
      <text:p text:style-name="P27"><text:span text:style-name="T27_1">#<text:s/></text:span><text:span text:style-name="T27_2">Constants</text:span><text:span text:style-name="T27_3"><text:s/>(</text:span><text:span text:style-name="T27_4">LITERAL</text:span><text:span text:style-name="T27_5">1)</text:span></text:p>
      <text:p text:style-name="P28"><text:span text:style-name="T28_1">#######################################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